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6f7b" officeooo:paragraph-rsid="001d6f7b"/>
    </style:style>
    <style:style style:name="P2" style:family="paragraph" style:parent-style-name="Text_20_body">
      <style:text-properties officeooo:rsid="001d6f7b" officeooo:paragraph-rsid="001d6f7b"/>
    </style:style>
    <style:style style:name="P3" style:family="paragraph" style:parent-style-name="Text_20_body">
      <style:text-properties officeooo:rsid="001d6f7b" officeooo:paragraph-rsid="001f3ac3"/>
    </style:style>
    <style:style style:name="P4" style:family="paragraph" style:parent-style-name="Text_20_body">
      <style:text-properties officeooo:rsid="001d6f7b" officeooo:paragraph-rsid="00234cc3"/>
    </style:style>
    <style:style style:name="P5" style:family="paragraph" style:parent-style-name="Heading_20_1">
      <style:text-properties officeooo:rsid="001d6f7b" officeooo:paragraph-rsid="001d6f7b"/>
    </style:style>
    <style:style style:name="P6" style:family="paragraph" style:parent-style-name="Standard">
      <style:text-properties officeooo:rsid="001d6f7b" officeooo:paragraph-rsid="001d6f7b"/>
    </style:style>
    <style:style style:name="P7" style:family="paragraph" style:parent-style-name="Standard">
      <style:text-properties officeooo:rsid="001d6f7b" officeooo:paragraph-rsid="0025fbb8"/>
    </style:style>
    <style:style style:name="P8" style:family="paragraph" style:parent-style-name="Standard">
      <style:paragraph-properties fo:break-before="page"/>
      <style:text-properties officeooo:rsid="001d6f7b" officeooo:paragraph-rsid="0024a60d"/>
    </style:style>
    <style:style style:name="P9" style:family="paragraph" style:parent-style-name="Text_20_body">
      <style:text-properties officeooo:rsid="001d6f7b" officeooo:paragraph-rsid="001d6f7b"/>
    </style:style>
    <style:style style:name="P10" style:family="paragraph" style:parent-style-name="Text_20_body" style:list-style-name="L1"/>
    <style:style style:name="P11" style:family="paragraph" style:parent-style-name="Text_20_body" style:list-style-name="L1">
      <style:paragraph-properties fo:margin-top="0cm" fo:margin-bottom="0cm" loext:contextual-spacing="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4a60d"/>
    </style:style>
    <style:style style:name="T3" style:family="text">
      <style:text-properties style:text-underline-style="none"/>
    </style:style>
    <style:style style:name="T4" style:family="text">
      <style:text-properties style:text-underline-style="none" officeooo:rsid="00234cc3"/>
    </style:style>
    <style:style style:name="T5" style:family="text">
      <style:text-properties style:text-underline-style="none" officeooo:rsid="0024a60d"/>
    </style:style>
    <style:style style:name="T6" style:family="text">
      <style:text-properties style:text-underline-style="none" officeooo:rsid="0025fbb8"/>
    </style:style>
    <style:style style:name="T7" style:family="text">
      <style:text-properties officeooo:rsid="0024a60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sas para la exposicion:</text:p>
      <text:p text:style-name="P1"/>
      <text:p text:style-name="P1">Preparar las coordenadas, funcion para elegir la img a mostrar y como.</text:p>
      <text:p text:style-name="P1"/>
      <text:p text:style-name="P1">Explicar:</text:p>
      <text:p text:style-name="P1"/>
      <text:h text:style-name="P5" text:outline-level="1">Getting Started with Images</text:h>
      <text:p text:style-name="P1"><text:span text:style-name="Strong_20_Emphasis">cv2.imread()</text:span>, <text:span text:style-name="Strong_20_Emphasis">cv2.imshow()</text:span> , <text:span text:style-name="Strong_20_Emphasis">cv2.imwrite()</text:span></text:p>
      <text:p text:style-name="P1"><text:span text:style-name="Strong_20_Emphasis">Matplotlib</text:span></text:p>
      <text:h text:style-name="P5" text:outline-level="1"><text:span text:style-name="Strong_20_Emphasis">Getting Started with Videos</text:span></text:h>
      <text:p text:style-name="P1"><text:span text:style-name="Strong_20_Emphasis"><text:span text:style-name="T3">cv2.VideoCapture(), cv2.VideoWriter()</text:span></text:span></text:p>
      <text:h text:style-name="P5" text:outline-level="1"><text:span text:style-name="Strong_20_Emphasis"><text:span text:style-name="T3">Drawing Functions in OpenCV</text:span></text:span></text:h>
      <text:p text:style-name="P2"><text:span text:style-name="Strong_20_Emphasis"><text:span text:style-name="T3">cv2.line(), cv2.circle() , cv2.rectangle(), cv2.ellipse(), cv2.putText() etc.</text:span></text:span></text:p>
      <text:p text:style-name="P3"><text:span text:style-name="Strong_20_Emphasis"><text:span text:style-name="T3"/></text:span></text:p>
      <text:p text:style-name="P4"><text:span text:style-name="Strong_20_Emphasis"><text:span text:style-name="T4">#Image Inpainting</text:span></text:span></text:p>
      <text:p text:style-name="P4"><text:span text:style-name="Strong_20_Emphasis"><text:span text:style-name="T4">Most of you will have some old degraded photos at your home with some black spots, some strokes etc on it. Have you ever thought of restoring it back? We can’t simply erase them in a paint tool because it is will simply replace black structures with white structures which is of no use. In these cases, a technique called image inpainting is used. The basic idea is simple: Replace those bad marks with its neighbouring pixels so that it looks like the neigbourhood. Consider the image shown below.</text:span></text:span></text:p>
      <text:p text:style-name="P1"><text:span text:style-name="Strong_20_Emphasis"><text:span text:style-name="T1"/></text:span></text:p>
      <text:p text:style-name="P7"><text:a xlink:type="simple" xlink:href="https://pythonprogramming.net/thresholding-image-analysis-python-opencv-tutorial/" text:style-name="Internet_20_link" text:visited-style-name="Visited_20_Internet_20_Link"><text:span text:style-name="Strong_20_Emphasis"><text:span text:style-name="T6">https://pythonprogramming.net/thresholding-image-analysis-python-opencv-tutorial/</text:span></text:span></text:a></text:p>
      <text:p text:style-name="P7"><text:span text:style-name="Strong_20_Emphasis"><text:span text:style-name="T6"/></text:span></text:p>
      <text:p text:style-name="P7"><text:span text:style-name="Strong_20_Emphasis"><text:span text:style-name="T6">https://pythonprogramming.net/haar-cascade-face-eye-detection-python-opencv-tutorial/</text:span></text:span></text:p>
      <text:p text:style-name="P8"><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3T19:44:39.978734129</meta:creation-date>
    <dc:date>2018-05-30T23:20:33.755166528</dc:date>
    <meta:editing-duration>PT5H16M5S</meta:editing-duration>
    <meta:editing-cycles>4</meta:editing-cycles>
    <meta:generator>LibreOffice/5.1.6.2$Linux_X86_64 LibreOffice_project/10m0$Build-2</meta:generator>
    <meta:document-statistic meta:table-count="0" meta:image-count="0" meta:object-count="0" meta:page-count="2" meta:paragraph-count="14" meta:word-count="136" meta:character-count="1032" meta:non-whitespace-character-count="910"/>
  </office:meta>
</office:document-meta>
</file>